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蘇秀慧   |  2019.11.11 13:09   |   <text:a xlink:type="simple" xlink:href="http://palinfo.habago.org/Entry?Command=Information_PrintForum&amp;iPage=1#FORUM38080"><text:span text:style-name="T1">#</text:span></text:a></text:p>
      <text:p text:style-name="P3">我還記得陳真醫師寫文章時，常說他只是在對自己講話。（這是我理解的文句，陳真醫師的原文我就不完整貼上了，所以我的理解也可能有誤。） <text:line-break/><text:line-break/>有時候，我們以為自己正在與別人「對話」、討論或分享，但其實我們只是在「自說自話」，因為對方「倒底在說什麼？」，我們未必真懂或全懂。而有時，我們看了別人說了什麼話，於是想與別人「對話」，卻往往是「不請自來」，因為我們並沒有真正明白，其實對方只是在抒發自己的想法、自言自語，如果我們真想加入他的話題，在態度上，我們也許會更謙遜些說：我可以跟你講講我的心得嗎？ <text:line-break/><text:line-break/>因為這樣的想法，我更少說了會讓自己覺得後悔的話，變得更沈默。但當我做不到的時候，我也常後悔自己回了某個貼文。</text:p>
      <text:p text:style-name="P2">陳真   |  2019.11.11 01:40   |   <text:a xlink:type="simple" xlink:href="http://palinfo.habago.org/Entry?Command=Information_PrintForum&amp;iPage=1#FORUM38079"><text:span text:style-name="T1">#</text:span></text:a></text:p>
      <text:p text:style-name="P4">平常生活中很害怕跟人講話，原因很多，但基本上就是不對等：情感上的不對等，知識上的不對等，經驗上的不對等，智能上的不對等...等等等。 <text:line-break/><text:line-break/>所謂多情總被無情惱，人們無所無謂地跟你談，那要怎麼談？打屁聊天當成一種閒聊話題嗎？ <text:line-break/><text:line-break/>知識也一樣，我懂的，也許是你的1000000倍 (但你卻以為你比我懂或跟我一樣懂)，請問怎麼談？我都已經飛到冥王星了，你還在談沖天炮。 <text:line-break/><text:line-break/>智能上的不對等亦然。生命經驗更是相去不知多少光年那般遙遠；我局內，你局外，我以命相許，你以屁相應，怎麼談？ <text:line-break/><text:line-break/>真理雖然不是多數決，但多數一方或主流一方往往以為自身就是真理，於是表現出一種傲慢態度，即便是個腦殘，都能對你大小聲地批評指教。 <text:line-break/><text:line-break/>我有個座右銘，是從沈從文那邊學來的，叫做 "夾著尾巴做人"。簡單說就是忍忍忍忍忍忍忍，七個忍字，凡事能忍則忍，忍耐當下，把一切希望寄託給一個無法預見的未來。 <text:line-break/><text:line-break/>為了避免忍不住，平常盡量不聞不問不聽不看，盡量不要知道周遭人們怎麼說怎麼做。不過，有時候還是會不小心看到，然後很可能忍不住就操他x了，然後就會給自己惹來事端與報應。 <text:line-break/><text:line-break/>許多時候，我很希望能看到人性能有更多型態的表現，但是大多時候人性就是那麼一回事，很容易類型化，少有例外。一旦遇到例外，往往讓我驚為天人。 <text:line-break/><text:line-break/>在生活四周，在職場上，在你的工作圈子裏，人性幾乎都是可預期的。比方說，我常看到一些學界或醫界人士或同事，迫不及待地公開讓大家知道他有多綠，有多仇中，有多愛民進黨黨國，有多麼不屑韓國瑜。經驗讓我完全可以論斷：所有這些人的人品和智能，不但蠢，而且壞，往往兩者皆難以恭維。有例外嗎？我還不曾看過一個例外。(檯面上那些親綠敗類就更不用說了。) <text:line-break/><text:line-break/>不過，大家可別搞錯我的定義，我指的是那些積極表態者。 <text:line-break/><text:line-break/>許多時候，我想到這樣一些人，總覺得很不可思議。難道他們沒有一點良知？沒有一點智能？還是說，問題是出在他們根本就缺乏熱情？也就是說，事實上他們根本不在乎那些他們所積極表態的那些人事物。因為，他們要是有一絲絲在乎，除非真的蠢到爆，否則肯定馬上能清楚地判斷是非善惡，而絕不可能做出完全相反的荒唐評價，絕不可能把人渣說成好人，卻把好人抹黑成人渣。 <text:line-break/><text:line-break/>德蕾莎有句話說得挺有道理。她說："愛的反面不是恨，而是漠然。" 簡單說就是不在乎。你其實不可能和任何 "不在乎" 的人談些什麼。</text:p>
      <text:p text:style-name="P2">孫韋懷   |  2019.11.10 18:11   |   <text:a xlink:type="simple" xlink:href="http://palinfo.habago.org/Entry?Command=Information_PrintForum&amp;iPage=1#FORUM38077"><text:span text:style-name="T1">#</text:span></text:a></text:p>
      <text:p text:style-name="P3">關於在遊戲裡殺人的問題，可以參考一下佛教的觀點（專業術語如果用錯請見諒）。殺業分四個階段：對象、動機、過程和結果，擁有這四部分才構成完整的殺業。例如到餐廳，我指向一尾活魚，有了對象；因為我想滿足自己的口舌之欲而要殺魚，有了很壞的動機；我或者廚師揮刀砍向魚，有了過程；最後魚因我而死，是結果。如果少了任何一部分，都不是完整的殺業。而反過來說，觸及了這之中的任何一個階段，都是犯下了部分殺業。 <text:line-break/>《安德的遊戲》這小說裡，主角以為自己在打電動，實際上殺了很多生命。有的人在打遊戲時，雖然消滅的只是電子數據，卻起殺人的殺心來消滅它們。電影裡，壞蛋用盡一切手段，最後主角運氣好沒死掉。這等等很多例子中的人，沒有犯下完整的殺業，但確實觸犯了殺業，犯下了罪。 <text:line-break/>我的觀點：1.遊戲不只是遊戲。2.如果公平對待，我對所謂的善惡無所謂。3.現實不公平，我討厭在不公平裡找自己以為的公平的人。</text:p>
      <text:p text:style-name="P2">鄭豐遠   |  2019.11.10 17:42   |   <text:a xlink:type="simple" xlink:href="http://palinfo.habago.org/Entry?Command=Information_PrintForum&amp;iPage=1#FORUM38076"><text:span text:style-name="T1">#</text:span></text:a></text:p>
      <text:p text:style-name="P4">和同胞"討論"實在很累，面對一個根本不知道是誰的人 (不會有人姓"神"名"犬"吧? 鈺錠說一定是某個日本動漫看太多的小屁孩，who knows，題外話)，電動打太多，講一些屁話空話，唯一不講道理，然後不高興了就大扣帽子，扣完了說道不同不相為謀，要拍拍屁股走人。 <text:line-break/><text:line-break/>華人圈子，特別在網上，似乎永遠就是在這樣的水平上打轉。我從二十五年前開始使用網路，頭幾年的 BBS 只能使用英文註冊，後來不用 BBS 後，我就一直是使用真實姓名發表所有的文字。想來自己應該也算一個例外，二十五年來我沒見過多少華人使用真名，永遠都是䁥名，永遠都是那麼陰暗和下流。好在巴勒網是一個例外，所以"道不同不相為謀"說的沒錯，不想來的就別來了吧，省得浪費大家時間。 <text:line-break/><text:line-break/>我自然是無法代表巴勒網，但我是巴勒網網管，擁有絕對權力，只是我絕少使用。這位什麼神犬再犯，我就直接刪除留言，不再客氣，勿謂言之不預也。 <text:line-break/><text:line-break/>至於如果有人因為我講了那句我感覺製作和販賣槍戰遊戲的人應該被定罪判刑而感到不爽的，請問這是太天真還是太善良? 第一我有說這是我的一種實際主張嗎? 我只是說一種我心裡對這類遊戲產業的強烈反感，但人們要賣就去賣，要玩就去玩，我一點關注的興趣都沒有，人自己照顧好自己的靈魂就好。 <text:line-break/><text:line-break/>第二如果有人主張製作和販賣槍戰遊戲的人應該被定罪判刑，那也絕對不是什麼異想天開，更非大扣帽子。剛剛隨便用關鍵字搜尋一下，就找到這篇文章，有興趣的自己看。 <text:line-break/>https://www.eurogamer.net/articles/2013-02-01-shooters-how-video-games-fund-arms-manufacturers <text:line-break/><text:line-break/>這文章大意是講說美國這些槍械製造商，和遊戲公司有著千絲萬縷的關係，直接或間接和遊戲公司合作，在各種槍戰遊戲中 (比如 Call of Duty, Medal of Honor, Battlefield, Bullet Storm, Grand Theft Auto, Mortal Kombat, Splatterhouse）呈現該公司完全擬真的槍枝，進而促使年輕一代在遊玩後對槍械產生興趣，成年後就可以進行收割，讓他們成為買槍的顧客。各大遊戲公司對此三緎其口，絕口不提自己與槍枝製造商的合約內容，槍械製造商倒是很樂意自己能透過這些遊戲來促銷並影響未來客戶。 <text:line-break/><text:line-break/>擁槍在美國是整個社會多大的隱患，應該不用我多說了吧? 你還要說遊戲只是遊戲嗎? 僅僅是小型槍械，透過遊戲就能取得如此巨大的利潤，那些真正的大型軍火商難道會放過這塊肥肉嗎? 而所謂利潤絕對不只是金錢而已，更牽涉到對人們的洗腦和一整個國家和文化的霸權。 <text:line-break/><text:line-break/>好來汙電影常有人批評，但戰爭遊戲產業幾十年來我從來沒見過有人探討這個問題，答案在我看很簡單，這東西水太深，無人敢觸碰。 <text:line-break/><text:line-break/>還是那句話，大家是太天真還是太善良，才會覺得遊戲只是遊戲?</text:p>
      <text:p text:style-name="P2">神犬   |  2019.11.10 15:49   |   <text:a xlink:type="simple" xlink:href="http://palinfo.habago.org/Entry?Command=Information_PrintForum&amp;iPage=1#FORUM38075"><text:span text:style-name="T1">#</text:span></text:a></text:p>
      <text:p text:style-name="P3">先在留言中宣揚“製作、販賣槍戰遊戲應該是一種罪，該被判刑”的人， <text:line-break/>結果反過來指責別人扣你帽子。 <text:line-break/><text:line-break/>呵呵 <text:line-break/><text:line-break/>道不同不相為謀 <text:line-break/><text:line-break/>如果你有資格代表巴勒網，又有資格代表巴勒網認為我這叫扣帽子的行為， <text:line-break/>然後這又叫做是在巴勒網的一種禁忌言論，而你的言論不是的話， <text:line-break/><text:line-break/>那沒問題，好棒棒，你留我走，彼此都不需要再浪費隻言片語在那雞同鴨講了。 <text:line-break/></text:p>
      <text:p text:style-name="P2">鄭豐遠   |  2019.11.10 15:10   |   <text:a xlink:type="simple" xlink:href="http://palinfo.habago.org/Entry?Command=Information_PrintForum&amp;iPage=1#FORUM38074"><text:span text:style-name="T1">#</text:span></text:a></text:p>
      <text:p text:style-name="P4">實在是很雞同鴨講，一個人 (如果他有名有姓的話) 愛玩什麼看什麼吃什麼，誰管得著你啊? 何必因為別人講了幾句不中聽的話，就要緊張地為此辯護? 愛玩就去玩啊，到底有什麼問題? <text:line-break/><text:line-break/>至於遊戲是不是只是遊戲，這麼明白的事何必爭辨? 前面那位 Kevin (again who's Kevin?) 的第一篇留言提到這連結 (沒看內容，因為直接看連結本身就知道要說什麼): <text:line-break/><text:line-break/>https://www.techbang.com/posts/73972-moment-of-victory-modern-warfare-leaves-russias-flying-pot-and-players-are-unhappy <text:line-break/><text:line-break/>這不就直接說明了遊戲不只是遊戲? 當你遊戲的內涵帶有某種屬性 (比如戰爭)，它很可能就會因此觸犯了某些族群，怎麼連這個也要辨? <text:line-break/><text:line-break/>如果你是台灣人，你能接受一款遊戲是漢人屠殺原住民，或是國民黨屠殺本省人嗎? <text:line-break/><text:line-break/>如果你是大陸人，你能接受一款遊戲是日本人屠殺東北人或南京人嗎? <text:line-break/><text:line-break/>答案如果是否定的，那你就不會說遊戲只是遊戲，技術只是技術，可以超然於一切之上。電動玩家或電競選手也不只是玩家或選手，你得先是俄國人或中國人或美國人等，然後才是一個俄國玩家或中國玩家或美國玩家, etc。你沒辦法說我只是個玩家，然後對此一切都不在乎。 <text:line-break/><text:line-break/>一個人如果對某種底線不在乎，那通常並不是因為他壞，往往只是因為那不是屬於"他的"底線，所以他本身還沒有被傷害和波及。等到同樣的傷害有一天降臨到他自己身上，他很快就會明白了 (如果他還有點骨氣的話)。 <text:line-break/><text:line-break/>再說一次，一個人想幹什麼就去幹，沒人管你。巴勒網從來就不是針對個人打口水仗的地方，別老是因為別人說了幾句不中聽的話就要大扣帽子，什麼"可能在你眼中，那只是些在遊戲中殺比較多人的沒有同理心的殘暴之徒而已吧。但對我不是，如此而已。"，這種帽子屬於巴勒網言論禁忌，請勿以身試法。</text:p>
      <text:p text:style-name="P2">神犬   |  2019.11.10 10:40   |   <text:a xlink:type="simple" xlink:href="http://palinfo.habago.org/Entry?Command=Information_PrintForum&amp;iPage=1#FORUM38073"><text:span text:style-name="T1">#</text:span></text:a></text:p>
      <text:p text:style-name="P3">子貢欲去告朔之餼羊，子曰：「賜也！爾愛其羊，我愛其禮。」 <text:line-break/><text:line-break/>同樣的槍戰遊戲，也許你看到的滿是戰爭的醜惡，或者某遊戲的其中一個支線任務的扭曲歷史的屠殺伊拉克平民的殘暴行為，令你覺得異常可恨可恥。 <text:line-break/>對我而言，雖然我其實沒玩過該款遊戲，不過我覺得製作公司理應刪除該任務，或者還原該任務的歷史真相。 <text:line-break/><text:line-break/>至於其他的，就我對所謂的殺戮遊戲的淺淺認識(真的是非常淺，所以有說錯處，歡迎指正)， <text:line-break/>有款叫GTA5的遊戲，基本上是架空美國加州的城市背景，在遊戲裡面可以殺警察、殺市民、開車亂撞等等，裡面的主角有三個，兩白一黑，也許我們可以問一下為何主角不能是亞洲人，不過在遊戲中可以被殺的絕大多數人，畢竟也同樣是白人或黑人，如果這遊戲被殺的人都是亞洲人的話，那問題就大了，另外如果你高興的話，大可用MOD將主角面貌改成臺灣人然後在裡面大殺特殺架空的美國人出氣，再將影片上傳YOUTUBE。另外有玩家自製MOD暗殺總統任務，youtube影片是搜得到的，基本上就是殺川普，有的點擊還挺高的。 <text:line-break/><text:line-break/>還有就是有款叫做世紀帝國的古早戰略遊戲，不知道是三代還是幾代，總之是有核彈的那代， <text:line-break/>遊戲模式是選世界各地的不同種族，進行戰略對戰，然後可以選擇不列顛人當對手，你選擇中國人當自己，然後研發科技炸英國人(不列顛人，它的設定應該在是美國建國以前的時代)，或者直接生產士兵去英國屠殺，如果你要把那個點擊滑鼠的行為稱為“屠殺”的話。而畢竟這是戰略遊戲，賣點不是血腥，所以裡面的人大概只有米粒大小。 <text:line-break/><text:line-break/>至於明明我對殺戮遊戲的認識明明如此之淺(我覺得肯定是在普遍槍戰玩家的平均值下面不少的認識程度了)，卻還要替殺戮遊戲說話呢，因為我從我淺淺的遊玩體驗中看到的，從來不是你所看到的。 <text:line-break/><text:line-break/>我真正算是有“稍微玩過”的“殺戮”遊戲，其實也就CSO與絕地求生等多人線上對戰遊戲。 <text:line-break/>一個是線上玩家組兩隊互相開槍廝殺，殺到剩下最後一人，或者裝彈拆彈成功的該方獲勝。 <text:line-break/>一個是百人荒島求生的大逃殺遊戲。 <text:line-break/><text:line-break/>我喜歡對戰遊戲，不管是籃球、棒球、卡片遊戲、象棋、圍棋、或者是所謂的殺戮遊戲等等， <text:line-break/>而不管是跟自己水平相近的對手進行對戰，想辦法提升自己的水平，再跟更高一級水平的對手進行對戰，都是一件很有趣的事情。 <text:line-break/><text:line-break/>而對於那些站在殺戮遊戲頂端的職業玩家們，我看到的是頭腦、反射神經、高超技術、團隊合作、勤奮苦練等等與任何球類、棋類競技，乃至世間一切職業的沒有任何分別的高貴品質，以及追求卓越，追求更強，追求站在頂端的那顆堅毅之心。 <text:line-break/><text:line-break/>可能在你眼中，那只是些在遊戲中殺比較多人的沒有同理心的殘暴之徒而已吧。 <text:line-break/><text:line-break/>但對我不是，如此而已。 <text:line-break/><text:line-break/>再次強調，我口中“遊戲只是遊戲”一詞的語境，僅僅只是在說，不管是我，還是這些站在殺戮遊戲頂端的職業玩家們，不會因為在遊戲中點擊滑鼠開槍射擊對手的動作，就自我投射到現實的任何醜惡戰爭罪行。 <text:line-break/><text:line-break/>在遊戲中開槍擊殺對手，就好比是在籃球場投進了一顆三分球，或者棋盤上下了一著妙手一樣，當你勤修苦練的技術獲得了應有的豐碩成果，那是會令人感到興奮的。 <text:line-break/><text:line-break/>你要理解成其他意思，或者覺得我還是沒同理心，那我也沒辦法。 <text:line-break/><text:line-break/>畢竟我不是個看到豬被長刀刺穿喉嚨就放棄吃肉的人， <text:line-break/>在第一次看到我媽殺魚的時候，我心裡或許會覺得有那麼一丁點不舒服， <text:line-break/>但也僅止於此，晚上看到餐桌上的紅燒魚，照樣吃得高興。 <text:line-break/><text:line-break/>但我在第一次玩槍戰“殺戮”遊戲的時候，甚至不會看到殺魚的那種不舒服感，這也是我一再強調的重點，虛擬跟現實的區別。 <text:line-break/><text:line-break/>我殺人了嗎？但是怎麼沒人因我而死？ <text:line-break/><text:line-break/>上述言論全建立在一個前提，也就是我從不覺得玩“殺戮”遊戲有任何罪惡之處。 <text:line-break/><text:line-break/>但即便是在另一個前提，也就是有人是帶著罪惡念頭在玩殺戮遊戲的情況下，我依舊不覺得是錯的。 <text:line-break/><text:line-break/>當然，還有就是你所說的雙標問題了， <text:line-break/>就像對馬英九丟鞋時拍手叫好，球場吉祥物抱住蔡英文拍照時卻痛罵不夠尊重總統的那群人一樣， <text:line-break/>那就是雙標人渣，沒什麼好說的。 <text:line-break/><text:line-break/>只準美國扭曲屠殺伊拉克的歷史，卻不準任何人在遊戲中殺川普，那無疑也是一種雙標。 <text:line-break/><text:line-break/>當然，這個雙標只成立在我們確實不能在遊戲中殺美國人，殺川普。 <text:line-break/><text:line-break/></text:p>
      <text:p text:style-name="P2">鄭豐遠   |  2019.11.10 08:28   |   <text:a xlink:type="simple" xlink:href="http://palinfo.habago.org/Entry?Command=Information_PrintForum&amp;iPage=1#FORUM38072"><text:span text:style-name="T1">#</text:span></text:a></text:p>
      <text:p text:style-name="P4">陳真說的，也約略是我的感覺。基於職業和個人興趣，我經常關注各種影音相關的技術，尤其是 3D (現代製造業和娛樂業的一個核心)，有空時我便會了解一下這些技術在遊戲方面的進展。我發現，這種所謂戰爭遊戲，已經形成一種特定的文化圈，就像吸毒者有吸毒的圈子那樣。不同國家的人們甚至會"組隊"，互相在網上廝殺，美國人殺俄國人，俄國人殺中國人，中國人殺韓國人，殺不完，互相叫囂辱罵、興奮異常，以之為樂。 <text:line-break/><text:line-break/>許多中國同胞對之也非常熱衷，甚至對遊戲中的武器 (全和現實武器一模一樣) 如數家珍，所謂"軍武迷"。今天用什麼槍斃了你，明天用什麼砲轟爛你，爽得不得了。這些遊戲許多又是完全複製真正的戰爭場景，什麼諾曼地登陸，什麼德軍總部，什麼中東任務，而人們竟然對此都不以為意。 <text:line-break/><text:line-break/>身為華人，我就不明白，如果今天有一款遊戲叫遠東戰爭，讓你扮演日本人，開著飛機坦克轟炸瀋陽和盧溝橋，讓你拿著武士刀在南京大開殺戒，肆意強姦婦女，享受畫面上的血肉橫飛和哀嚎，你還會覺得好玩嗎? 你還會覺得"遊戲只是遊戲"嗎? <text:line-break/><text:line-break/>我知道我此言一出，肯定要倒霉了，巴勒網上的中國同胞肯定要群起攻之。但這不折不扣就是我想說的; 如果你懂得自身受害的痛苦和血淚，怎麼別人戰場上的痛苦和血淚你就不懂了呢? 還是我們只在乎中國人受的傷害和屈辱，別人家受的傷害和屈辱就不是個事了? 哪怕再大的戰場也只是一場遊戲? 難道說我們比較在乎痛苦發生在誰家，而不是在乎痛苦本身? <text:line-break/><text:line-break/>鈺錠經常和我說，身為一個女生，如果要擇偶，她很在乎一個男生是怎麼開車的。只要看看一個男的怎麼開車，她就能判斷這個人的基本品性。開車如此，遊玩更是如此。很多時候我也想學著和大多數人一樣，拿起遊戲裡的槍，對著虛擬的敵人大開殺戒，享受一下屠殺的快感，看看這樣會不會讓我和多數人一樣有著充份的腎上腺素水平。但二三十年來別說玩，我就連下載一款遊戲也做不到，往往只能乾瞪著別人打打殺殺，心中充滿疑惑和不解。但就連乾瞪著幾分鐘，我也常遭到鈺錠的唾棄，好像我在做什麼見不得人的事一樣。 <text:line-break/><text:line-break/>為免口水，在此澄清，我在這個世界上已經活了 44 個年頭，如今我慢慢學會了一件事，那就是人的眼光和思維應該具備一種細膩性，你才有辦法適度擴展對一件人事物的看法和理解。我要澄清的是，我不想讓人以為我是什麼和平主義者，或以為我是什麼見血就怕的"心地善良"的柔弱性格 (我敢說要講殺，我一輩子殺生殺得絕對比大多數人多得多了，全是開腸剖肚、滿手血腥，我眉頭從來也不曾皺過一下)。螢幕上再殘忍的畫面，我也不會有什麼感覺的。 <text:line-break/><text:line-break/>我只是要說，每件事都可能有其兩面性，端看你在說什麼，因為你可能是在講完全不一樣的事，一碼事只能一碼談。一個人有沒有可能對工業化和戰爭感到反感，卻又極其贊同發展工業和國防? 一個人有沒有可能對民族主義感到厭惡，卻又相信愛國精神的重要性? 一個人有沒有可能看到武器或軍隊就討厭，卻又讚美崇尚軍人的情操? <text:line-break/><text:line-break/>在我看，這是完全有可能的，我對這些事物完全就是這些態度，但我不是精神分裂，一碼事往往只能一碼談，你得看你究竟是在談什麼。總之我不是"真的"反戰，我只是反對製造痛苦，並且對人們於痛苦之缺乏理解和完全麻痺感到不解。 <text:line-break/><text:line-break/>同樣的，我也並不是說人一定要有某種特定思維高度和情懷; 我自己和多數人也並沒有兩樣，但最低限度我知道自己是普通人，而世上仍有不普通之人，不普通之事。</text:p>
      <text:p text:style-name="P2">老羊   |  2019.11.10 07:28   |   <text:a xlink:type="simple" xlink:href="http://palinfo.habago.org/Entry?Command=Information_PrintForum&amp;iPage=1#FORUM38071"><text:span text:style-name="T1">#</text:span></text:a></text:p>
      <text:p text:style-name="P3">「始作俑者，其無後乎」 <text:line-break/><text:line-break/>以前中學讀到這段話的時候不是很理解；不用真人殉葬，改用假人不是很好嗎？孔子不爽什麼呢？後來才知道原來在「俑」之前還有所謂的「芻人」，就是用稻草紮成人形的陪葬品。俑因為和芻人相比太逼真，所以孔子不認可。 <text:line-break/><text:line-break/>我可以理解神犬的想法，我在網路科技公司做事，周圍的同事多數為軟體工程師，很多人都喜歡電玩，自然有一定數量的人喜歡類似 Call of Duty 或是「惡靈古堡」之類打打殺殺的遊戲，但是他們沒有人有暴力傾向，也不支持真正的戰爭。 <text:line-break/><text:line-break/>姑且不管這些遊戲的故事如何（哪一方是正義之師，哪一方是邪惡組織，遊戲開發商如何利用這種「置入行銷」把意識形態注入玩家的潛意識，或是強化既定偏見），這裡有個問題： <text:line-break/><text:line-break/>隨著 VR 技術的逐漸成熟，戰爭類型的電玩還會更進一步的逼真，那麼這些遊戲到底是能夠幫助玩家釋放壓力，還是會養大暴力的「胃口」？ <text:line-break/><text:line-break/>我沒有答案；因為我對開槍打人的電玩也一直有一定程度的排斥，所以我沒有個人經驗。但是從另一方面來說，我練劍道練了十幾年，我們可是實實在在拿著竹劍互相攻擊；雖然心裡面並不存在要傷害對方的念頭，但是動作上是不折不扣的鬥毆，而且有時也會有肉體上的實質傷害。所以我和我的同事們誰更暴力呢？其實我個人相信絕大多數的電玩玩家並沒有真正的暴力念頭，就像我練劍的時候完全沒有視對方為「敵人」一樣。偶爾發生暴力犯罪（比如在美國的大規模槍擊案），媒體可能會說警方在犯人家中搜出大量暴力電玩，那其實是廢話；以這類電玩的普及程度，要在青壯年男性家中搜出這些東西有什麼奇怪的。 <text:line-break/><text:line-break/>真正的問題不在於武術和戰爭電玩哪個更暴力，而是像陳真說的，是個人「理解」的問題。理解與否也不是對與錯的問題。 </text:p>
      <text:p text:style-name="P2">陳真   |  2019.11.10 01:24   |   <text:a xlink:type="simple" xlink:href="http://palinfo.habago.org/Entry?Command=Information_PrintForum&amp;iPage=1#FORUM38068"><text:span text:style-name="T1">#</text:span></text:a></text:p>
      <text:p text:style-name="P4">禮記說：「鄰有喪，舂不相；里有殯，不巷歌。」聖經說，「與哀哭的人同哀哭」。當然，這不是法律，你要哭要笑要歡呼高歌要敲鑼打鼓要街頭熱舞統統不犯法。你也可以說這是你的「自由」。但是，許多時候，「自由」不但有害，而且可悲，甚且可恨。 <text:line-break/><text:line-break/>一個人，如果他親身經歷過某種殺戮或創傷，成為受害者，我猜，他大概就不會以為遊戲只是遊戲，他應該就不會想在遊戲裏頭享受一下自己或自己所愛的人所曾經歷的傷害。 <text:line-break/><text:line-break/>昨天去高雄電影圖書館看大島渚的「絞死刑」。這片我二十幾年前就看過兩次，評價一般，但裏頭有一幕讓我很感動。主角念著一封也許是寫給自己、也許是寫給自己的姊姊卻沒寄出的信。信有點長，大意是說：當我發現我愛上姊姊，當我想到我所愛的人的死亡時，我似乎才體會了死亡的意義。當我愛上我姊姊時，我的世界似乎變寬了，方才有了他人的容身之處... <text:line-break/><text:line-break/>信的原文比我轉述的要優美許多，但大意如此。我要說的是：也許當你真實理解了某種東西，你對它才會產生某種感情，才不會以為「遊戲只是遊戲」。 <text:line-break/><text:line-break/>小時候，我爸常說二戰時美軍轟炸台南的事。比方說，他提到有一回美軍突然無預警飛抵台南上空，彈如雨下，整條海安路的人都拼命跑，想逃命。我爸說，有個人跑得特別快，跑在大家前面，有點得意，還回頭看。可是，就在下一秒鐘，一顆炸彈當場把他炸得支離破碎。我爸說，那位死者的一條大腿就在他眼前噴出來，血淋淋地掛在電線桿上。 <text:line-break/><text:line-break/>當時，我們這些小朋友聽了這段敘述，無不哈哈大笑，想像一條大腿掛在電線桿上，大家都覺得很滑稽，很好笑。我爸說：「你們不要笑，這不是在講笑話。」小朋友們一聽，反而爆出更多笑聲。 <text:line-break/><text:line-break/>小朋友心思單純，未經世事，但他總該有長大的一天。 <text:line-break/><text:line-break/>三十幾年前，有個家教學生，當她知道我是黨外人士時很興奮，笑呵呵地一直說「好刺激哦」。後來，當她知道我租的房間曾經被人入侵搗毀，搜走一些錄影帶和錄音帶，於是在那段期間 (也就是我首次在校園公開主張台獨之後)，我每天在床頭角落藏了一把小刀，以防不測時，她當場笑得雙頰泛紅，就像一朵燦爛的玫瑰花，一直說「好刺激哦」，還問我有沒有覺得「很刺激」？ <text:line-break/><text:line-break/>我相信，當她有一天倘若知道更多有關我家破人亡的事情，知道更多有關我的父母因為我的黨外經歷而遭受何種羞辱與擔憂恐懼時，應該就不會覺得「好刺激、好好玩哦」。 <text:line-break/><text:line-break/>這一切，其實跟「自由」無關，跟「感情」和「理解能力」比較有關。 <text:line-break/><text:line-break/>如果遊戲想要怎麼搞只是一種自由，那就應該一視同仁才對。比方說，我建議開發幾款遊戲，例如用核彈殲滅美國，最好是具體呈現美國人如何在高溫中溶化或蒸發或燒為一團黑炭，應該很刺激很好玩才對；或是弄一款遊戲，描繪如何在紐約及華盛頓到處展開大屠殺，或是仔細描繪如何把歐巴馬和希拉蕊及布希等血腥戰犯處死，看是要五馬分屍，或是千刀萬剮，或是刖刑，或是把這些血腥人渣做成人彘更好，應該會很好玩很有趣很刺激才對。 <text:line-break/><text:line-break/>不知道什麼是人彘的，請看這裏： <text:line-break/><text:line-break/>https://bit.ly/2pKGcI1 <text:line-break/><text:line-break/>我也建議，不妨還原納粹屠殺猶太人的歷史場景，或是開發一款血洗以色列的遊戲，反正遊戲只是遊戲。如果屠殺、活埋數千名伊拉克人的事都能做成遊戲，為何上述這些我所建議的遊戲就犯大忌？憑什麼？這道理會很難懂嗎？ <text:line-break/><text:line-break/>這其實不是自由，這叫做主流人們永遠可以任意且儘情地糟蹋弱者，然後說這是言論自由，說這只是遊戲。那個什麼「我是查理」的事件，基本上就是這樣；當你不把別人當人看時，你就有可能招來弱勢一方的報復。 <text:line-break/><text:line-break/>大島渚的「絞死刑」也約略談到這一點：你日本人侵略屠殺那麼多朝鮮人，還把人家抓來當奴隸，卻說這是愛國。然而，當別人僅僅只是殺你兩個人時，卻彷彿罪大惡極，必須處死。這裏頭難道沒有一絲不平之處？ <text:line-break/><text:line-break/>另外，氣味也者，並不是一種行為主義式的概念，並不是從行為上去判斷，並不是喜歡玩殺戮遊戲者就是不良氣味。(我有那麼庸俗腦殘嗎？) 如果氣味只是一種行為概念，那還叫做氣味嗎？</text:p>
      <text:p text:style-name="P2">神犬   |  2019.11.09 22:07   |   <text:a xlink:type="simple" xlink:href="http://palinfo.habago.org/Entry?Command=Information_PrintForum&amp;iPage=1#FORUM38067"><text:span text:style-name="T1">#</text:span></text:a></text:p>
      <text:p text:style-name="P3">感謝陳真醫師的留言 <text:line-break/><text:line-break/>而我之前的留言主要是在回應鄭豐遠先生的“製作和販賣這種(戰爭)遊戲應該是一種罪，應該被判刑”的這點。 <text:line-break/><text:line-break/>而我說遊戲只是遊戲這句話所要表達的，主要是希望強調我所認為的在電玩遊戲裡殺人跟在現實殺人的巨大差異。 <text:line-break/><text:line-break/>我始終不認為玩家們會因為在遊戲中用滑鼠點擊殺死了更多的人，就讓他們更加接近了一點那些在世界各地濫殺平民的邪惡美軍。 <text:line-break/><text:line-break/>不管製作、販賣、遊玩這種遊戲，都不該是一種罪，也不該受到懲罰。 <text:line-break/><text:line-break/>也許這有可能是一種微小的惡，建立在如果玩家們確實是帶著惡意去進行遊戲的話。 <text:line-break/>然而玩家們玩遊戲的原因千百種，真要探討起來的話，幾千幾萬字都說不完了。 <text:line-break/><text:line-break/>或許真的有人連點擊滑鼠開槍的動作都不忍做，認為這跟真的在殺人沒兩樣，而這令他們感到作嘔，但至少我從來沒有做過這樣的聯想，我相信絕大多數的槍戰玩家，也都不曾這樣想過。 <text:line-break/><text:line-break/>比起不忍點擊滑鼠在遊戲中殺人的慈悲者而言，槍戰玩家們的氣味也許有邪惡了一點，但這氣味有更加接近屠殺現實平民的邪惡美軍了嗎？ <text:line-break/><text:line-break/>抱歉，我還是沒辦法這麼認為。 <text:line-break/><text:line-break/>這中間當有一道壁壘分明的界限，當你跨過了，惡才會變成罪。 <text:line-break/><text:line-break/>比如職業格鬥家與街頭械鬥的小混混 <text:line-break/>喜歡看強姦A片的人與真正的強姦犯 <text:line-break/>只看二次元的蘿莉控與現實的兒童性侵犯 <text:line-break/><text:line-break/>或許惡的氣味本質是一樣的 <text:line-break/>但比起後者來說，前者肯定不該受到任何懲罰吧。 <text:line-break/><text:line-break/><text:line-break/></text:p>
      <text:p text:style-name="P2">陳真   |  2019.11.09 18:21   |   <text:a xlink:type="simple" xlink:href="http://palinfo.habago.org/Entry?Command=Information_PrintForum&amp;iPage=2#FORUM38066"><text:span text:style-name="T1">#</text:span></text:a></text:p>
      <text:p text:style-name="P3">遊戲當然不會「只是」遊戲。 <text:line-break/><text:line-break/>小時候讀了很多小說，那時候不知道它是「小說」，也不知道它的意義與價值，總之就是一種「故事書」。讀了古今中外許多小說之後，「我」肯定不是原來那個「我」，因為小說也不會「只是」小說。天底下不會有個東西「只是」那個東西。 <text:line-break/><text:line-break/>我從七歲起就不再吃肉，父母直到過世都不知道原因，為何一個據說連看電影都會拿著雞翅膀邊啃邊看、特別愛吃肉的學齡前小孩，突然有一天永遠不再吃肉？原因是，有一天，我經過一個屠宰場，看見一頭豬被人用長刀刺入咽喉，牠痛得大叫，掙脫繩索，四處亂竄，咽喉處還插著那把長刀，發出淒厲哀嚎。 <text:line-break/><text:line-break/>在那天之後，我就不再吃肉。我第一次逃家出走，就是在七歲那一年，我媽拿了一碗雞湯要逼我喝，但我心意已決，於是情急之下就從窗戶逃走，竄入草叢，徹夜不歸。在那之後，我爸媽從此就不敢再逼我吃肉，只是他們始終不知道原因。 <text:line-break/><text:line-break/>在那之後，每到夜裏，我常趴在我的小房間窗前，望向黑夜，望向屠宰場的方向，一聲聲微弱的哀嚎經常隨著微風飄進我房裏。 <text:line-break/><text:line-break/>但是很奇怪，在我當時的想像中，我並不覺得恐怖或害怕，而是感到一種彷彿帶點悲傷的希望，總覺得在那一片漆黑的荒野盡頭，在那台南的運河邊，彷彿有著一座美麗的大森林。 <text:line-break/><text:line-break/>這意味著什麼，我自己也不知道。但我知道，一頭豬的哀嚎，不會僅僅「只是」一頭豬的哀嚎。生活中每一樣東西，好的壞的，美的醜的，都不會僅僅「只是」那個東西，而是會悄悄跑到我們的生命裏頭，成為我們的一部份。 <text:line-break/><text:line-break/>遊戲當然也不會「只是」遊戲。但是，應該沒有人說要查禁什麼吧。不管遊戲是什麼內容，我向來對此很不以為然，用英文說就是 disapprove；倒不是說它好或不好，而是說那些東西不是我的菜，我沒法從中獲得一絲滿足。 <text:line-break/><text:line-break/>小時候，我家隔壁的隔壁就是一家電動玩具店，我不常打，但我每次打的時候，常會圍上來一群人，發出讚嘆聲。如果打電動有奧運比賽，我當時很可能就會代表參賽了，但它依舊從來不是我的菜。什麼東西是不是誰的菜，在我看來意義重大。為什麼呢？因為，不如就這麼說吧： <text:line-break/><text:line-break/>倘若概念是個網子，那麼，情感、氣質、品味...等等等的綜合物，就說是一個人的氣味吧，更是一種網子。 <text:line-break/><text:line-break/>概念是個網，這很容易理解。比方說，我不需要知道某個人對於「所有」人事物的「一切」判斷與選擇，但是，我僅僅只需知道他的「某個」判斷與選擇，我大概就能知道他對於各種人事物的幾乎所有判斷與選擇。為什麼呢？因為概念與評價是個網子，我只需知道其一，就能知全部。 <text:line-break/><text:line-break/>比方說，你看到一個英粉，對蔡啥小那個人渣推崇得不得了，對韓國瑜卻非常不屑。這時候，你大概就能知道此人的智商與品格，你也能知道他對於世界上各種人事物的理解方式與態度。為什麼呢？因為「認知」是個網子，藉以形成一個概念之網；當你知其一，你就幾乎能知全部。 <text:line-break/><text:line-break/>認知與概念如此，氣味更是如此。什麼樣的氣味會吃些什麼樣的菜，什麼樣的人如何覓食，如何存活在這世界上，如何看待人事物，基本上也形成了一個網，套句維根斯坦的術語，你可以說這是一種「form of life」 (生命形式)；在不同的生命形式底下，各自玩不一樣的「語言遊戲」(language game)。你有你的「遊戲」，我有我的，不一樣的物種，各自有不同的「遊戲」。並不是說我要查禁你的遊戲，而是說，你的遊戲並不是我的菜，我沒有那種品味。 <text:line-break/><text:line-break/>前天和學姊被迫去參加一個課程，主辦單位中午提供便當。學姊看到我吃便當的樣子，說我好像每天吃「盒飯」的工人模樣。我聽了很開心，我跟她說，「看來我確實言行合一」。 <text:line-break/><text:line-break/>我總希望成為「一個像守門校工那樣的人」(維根斯坦語)，並非只是空口說白話，而是整個生命便是如此。 <text:line-break/><text:line-break/>盒飯就是便當，這詞是她從周星馳的「新喜劇之王」中學來的，裏頭的女主角是個「魯蛇」，常常想要領盒飯吃。學姐認為我吃盒飯的樣子跟基層工人沒兩樣。她在我身上「看到」的東西，就是一種氣味。氣味雖然肉眼看不到，但你若仔細用心「看」，就能「看出」人與人的不同氣味。</text:p>
      <text:p text:style-name="P2">神犬   |  2019.11.09 16:40   |   <text:a xlink:type="simple" xlink:href="http://palinfo.habago.org/Entry?Command=Information_PrintForum&amp;iPage=2#FORUM38065"><text:span text:style-name="T1">#</text:span></text:a></text:p>
      <text:p text:style-name="P4">美軍開直升機屠殺平民，這自然可恥可恨。 <text:line-break/><text:line-break/>然而遊戲就只是遊戲。 <text:line-break/><text:line-break/>我不認為絕大多數的所謂槍戰玩家愛好者是因為一款戰爭遊戲中可以開槍殺人、可以屠殺平民，所以覺得好爽好棒棒才去玩的。 <text:line-break/><text:line-break/>事實上，我想絕大多數人都能分辨的出來，在遊戲中點擊滑鼠開槍殺敵與在現實中拿刀砍人之間有多麼大的區別。 <text:line-break/><text:line-break/>不過退一萬步來講，就算有人真是喜歡在遊戲中開槍殺人才玩的，那就該禁止戰爭遊戲嗎？ <text:line-break/>在虛擬空間中釋放自己心中的魔鬼，又何錯之有？ <text:line-break/><text:line-break/>再者，若戰爭遊戲該禁，那戰爭電影該禁？戰爭小說該禁？戰爭漫畫該禁？ <text:line-break/><text:line-break/>金古黃三大名家的武俠小說，在兩岸三地過往數十年的不同時間點中，都曾被列為禁書。 <text:line-break/><text:line-break/>美國禁止強姦主題的Ａ片、日本不禁止強姦主題的Ａ片、韓國的色情直播只準露兩點、臺灣禁止Ａ片、中國大陸也禁止A片，然而私下違法ＡＰＰ、違法直播無數，發展興盛程度與否，端看該年度上頭嚴不嚴打。 <text:line-break/><text:line-break/>你又比較喜歡哪一種的所謂管制呢？ </text:p>
      <text:p text:style-name="P2">蔡亦鸣   |  2019.11.09 03:54   |   <text:a xlink:type="simple" xlink:href="http://palinfo.habago.org/Entry?Command=Information_PrintForum&amp;iPage=2#FORUM38064"><text:span text:style-name="T1">#</text:span></text:a></text:p>
      <text:p text:style-name="P3">在当代一片追求爽快的主流杀戮游戏里，有一款德国游戏非常格格不入。 <text:line-break/>英文名Spec Ops: The Line，大陆叫“特殊行动：一线生机”，台湾叫“特種戰線”。是游戏界的《黑暗的心》，《现代启示录》。 <text:line-break/>主流游戏玩多了的人我很推荐试试这款，当“你”迎来结局时，看看自己究竟是何感受。</text:p>
      <text:p text:style-name="P2">陳真   |  2019.11.09 01:21   |   <text:a xlink:type="simple" xlink:href="http://palinfo.habago.org/Entry?Command=Information_PrintForum&amp;iPage=2#FORUM38062"><text:span text:style-name="T1">#</text:span></text:a></text:p>
      <text:p text:style-name="P4">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text:p text:style-name="P2">鄭豐遠   |  2019.11.08 21:59   |   <text:a xlink:type="simple" xlink:href="http://palinfo.habago.org/Entry?Command=Information_PrintForum&amp;iPage=2#FORUM38061"><text:span text:style-name="T1">#</text:span></text:a></text:p>
      <text:p text:style-name="P3">請問我們是在討論個人喜好或怎麼選購遊戲嗎? 拜託饒了我吧，我是在請人推薦遊戲給我玩嗎? 巴勒網有這麼下流嗎? <text:line-break/><text:line-break/>我不是說遊戲裡不該有戰爭，應該說戰爭不該成為一種遊戲，各位難道沒看過阿桑吉和曼寧揭發的那段影片嗎，你看到美軍用直升機瘋狂掃射轟炸無辜的路人包括小孩，就像在打遊戲那樣，你覺得這種畫面很刺激嗎? 適合用來效仿成為娛樂的媒介嗎? <text:line-break/><text:line-break/>人們的腦袋究竟是有什麼毛病，竟然能容忍這些以美國為主的主流勢力製作和宣揚這種所謂"遊戲" (許多竟然還以完全真實的戰爭為主題來打造)，不但不反感，竟然還群起興奮地遊玩，以之為樂。</text:p>
      <text:p text:style-name="P2">kevin   |  2019.11.08 20:19   |   <text:a xlink:type="simple" xlink:href="http://palinfo.habago.org/Entry?Command=Information_PrintForum&amp;iPage=2#FORUM38060"><text:span text:style-name="T1">#</text:span></text:a></text:p>
      <text:p text:style-name="P4">那樓下我可以推薦模擬城市系列與大都會:天際線這兩種遊戲,蓋個人們夢想中的家園很讚</text:p>
      <text:p text:style-name="P2">鄭豐遠   |  2019.11.08 20:04   |   <text:a xlink:type="simple" xlink:href="http://palinfo.habago.org/Entry?Command=Information_PrintForum&amp;iPage=2#FORUM38059"><text:span text:style-name="T1">#</text:span></text:a></text:p>
      <text:p text:style-name="P3">這二三十年來，我一直不明白，怎麼會有人喜歡玩這種遊戲? 和平慣了的你我，是不是真的不明白什麼是槍，什麼是砲，什麼是戰爭? 殺人砍人真的很有趣嗎? 看著別人被子彈打爆頭，或被炸得血肉橫飛很有快感嗎? <text:line-break/><text:line-break/>我不反對電玩遊戲，我從小還是電玩高手之列，算是人家說的骨灰級玩家，但我實在不明白，這種所謂拿槍拿砲打打殺殺的遊戲，也能稱得上遊戲嗎? 請問是什麼樣的心智狀態，會喜歡上這種東西? <text:line-break/><text:line-break/>作為一個遊戲愛好者，這二三十年來飽嘗無數的挫折，因為幾乎找不到一個能玩的遊戲，也找不到任何同好。人們整天就是忙著殺人砍人，為之興奮不已。我曾許多次心裡出現強烈感覺，那就是製作和販賣這種遊戲應該是一種罪，應該要判刑才對，因為這些所謂"遊戲"，究竟是讓人們更快樂了，還是更躁動更暴力更失去人性? 答案應該很明顯。</text:p>
      <text:p text:style-name="P2">kevin   |  2019.11.08 16:54   |   <text:a xlink:type="simple" xlink:href="http://palinfo.habago.org/Entry?Command=Information_PrintForum&amp;iPage=2#FORUM38058"><text:span text:style-name="T1">#</text:span></text:a></text:p>
      <text:p text:style-name="P4">我有買那款遊戲來玩,玩起來很讚沒有錯,但是抹黑俄羅斯這部份真的太厚顏無恥了!搞爛伊拉克 葉門 敘利亞 利比亞的是美國而非俄羅斯,俄羅斯反而擔任值得信任的穩定力量,好啦!當作發生在平行時空的故事也可,但也應該反省一下自己怎麼被罵作賊喊捉賊 縱火喊救火</text:p>
      <text:p text:style-name="P2">kevin   |  2019.11.08 16:50   |   <text:a xlink:type="simple" xlink:href="http://palinfo.habago.org/Entry?Command=Information_PrintForum&amp;iPage=2#FORUM38057"><text:span text:style-name="T1">#</text:span></text:a></text:p>
      <text:p text:style-name="P3">現實當中佔領別人國家把別人國家弄得一團亂的是老美吧.....俄羅斯反而在中東擔任穩定力量,結果遊戲居然玩起作賊喊捉賊..... <text:line-break/><text:line-break/>https://www.4gamers.com.tw/news/detail/40946/call-of-duty-modern-warfare-grosses-600m-in-opening-weekend <text:line-break/><text:line-break/>數字證明，由 Infinity Ward 原班團隊人馬打造的《決勝時刻：現代戰爭》（Call of Duty: Modern Warfare）重啟版確實是門能賺錢的作品，動視暴雪（Activision Blizzard）透過新聞稿表示，本作上市首週突破 6 億美元營收。 <text:line-break/><text:line-break/>根據官方公告，《現代戰爭》第一週的銷售達到 6 億美元，這個數字不僅是動視歷來《決勝時刻》遊戲上市首週營收的最高紀錄，還超過廣受好評的電影《小丑》首週票房兩倍，也比前作《決勝時刻：黑色行動 4》首週營收還多出 1 億美元。 <text:line-break/><text:line-break/>雖然營收數字開出好成績，但是這次的《現代戰爭》評價卻是呈現兩極化的褒貶不一，在海外知名評分網站 Metacritic 雖然獲得 82 分的佳作水平，但在玩家評分方面僅得到 3.2 分的總合評價，在負評中有多數來自俄羅斯玩家留言抗議。 <text:line-break/><text:line-break/>會造成俄羅斯玩家如此反彈，主因便是重啟版《現代戰爭》的劇情戰役中，描述了虛構的中東國家「烏茲斯坦」爆發數十年的內戰，國內極端的恐怖份子與當地反抗軍彼此對峙，而美國與俄羅斯也因為該國的恐怖份子引發的恐怖攻擊而介入這場中東內戰。 <text:line-break/><text:line-break/>事實上，重啟版《現代戰爭》的劇情便是將 90 年代的中東波灣戰爭與近代的敘利亞內戰作基礎發想，然而在劇情中卻描述恐怖份子的化學武器為俄羅斯提供，且在「死亡公路」章節明顯影涉波灣戰爭的「死亡高速公路」轟炸事件。 <text:line-break/><text:line-break/>根據維基記載，1991 年 2 月 26 日，伊拉克軍隊開始退出科威特，在從科威特通向伊拉克的高速公路上，伊拉克軍隊和伊拉克和巴勒斯坦平民組成了一條長龍，而這支隊伍被聯合國盟軍飛機猛烈轟炸，許多平民因此喪生。然而，在遊戲中「死亡公路」章節開頭，則是描述成俄羅斯軍隊轟炸平民，雖然這是虛構的故事，但同樣令俄羅斯玩家不滿抗議。 <text:line-break/><text:line-break/>在《現代戰爭》中有爭議的不只是「死亡公路」，就連下一章節「烽火家園」中描述反抗軍首領「法菈赫」的幼年，也呈現了俄羅斯軍人的殘酷無情。這些虛構的劇情設計皆引發俄羅斯玩家不滿，批評故事是「美國思想宣傳」（American propaganda），而 BBC 也在最近報導俄羅斯電視媒體討論《現代戰爭》的劇情。 <text:line-break/><text:line-break/>儘管動視強調遊戲劇情都是虛構的，但是因為遊戲劇情與現實的歷史有驚人的相似之處，尤其是掩蓋了美國在波灣戰爭所犯下的戰爭罪，在遊戲任務中改成了俄羅斯變成罪犯，讓《現代戰爭》受到抨擊無可厚非。 <text:line-break/><text:line-break/>不過，即便在這樣的批評聲浪下，《決勝時刻：現代戰爭》仍開出亮眼的營收成績。就目前來看，《現代戰爭》除了劇情有爭議外，先不提一些莫名其妙的小 Bug，多人模式的地圖設計缺失也成為玩家揶揄的主題，連「撞門也能上 PotG」的狀況都有。 <text:line-break/><text:line-break/>由 Infinity Ward 開發的《決勝時刻：現代戰爭》新作已在 10 月 25 日於 PS4、Xbox One、PC Battle.net 正式發售。</text:p>
      <text:p text:style-name="P2">kevin   |  2019.11.08 16:46   |   <text:a xlink:type="simple" xlink:href="http://palinfo.habago.org/Entry?Command=Information_PrintForum&amp;iPage=2#FORUM38056"><text:span text:style-name="T1">#</text:span></text:a></text:p>
      <text:p text:style-name="P4">請陳真醫師來看啥叫做作賊喊捉賊,縱火喊救火..... <text:line-break/>https://www.techbang.com/posts/73972-moment-of-victory-modern-warfare-leaves-russias-flying-pot-and-players-are-unhappy <text:line-break/><text:line-break/>剛剛上市的《決勝時刻：現代戰爭》（下文簡稱《現代戰爭》），評分爆炸了——往壞的那方面。這一代《決勝時刻》原本在媒體和玩家心中的印象還挺不錯的。光是衝著劇情模式回歸，普萊斯上尉這樣的經典角色再度出場，就已經足夠讓不少系列的老玩家喊著要「買爆」。然而這幾天，這款遊戲的差評突然出現了爆炸性的增漲。到現在為止，在Metacritc上已經出現了兩千多條負面評論，玩家評分跌到了3.3分。 <text:line-break/>這一切，都是遊戲裡一個劇情任務鬧的。 <text:line-break/><text:line-break/>在《現代戰爭》裡，有一個叫做「死亡公路」（Highway of Death）的任務。按照遊戲的設定，俄羅斯人在入侵虛構的中東國家「烏茲克斯坦」（沒有「別」）時，曾經在這條公路上殺死了沿公路撤退的難民，犯下了不可饒恕的戰爭罪行。 <text:line-break/><text:line-break/>熟悉現實中當代戰爭歷史的人，看到這兒可能已經發現問題在哪兒了。「死亡公路」並不是一個編劇發明出來的詞彙，而是一個真實發生過的著名歷史事件。 <text:line-break/>現實中的「死亡公路」事件，發生在1991年2月。此前，美軍的沙漠風暴行動大獲成功，伊拉克的主力部隊沿著科威特到巴士拉的兩條公路潰敗。美軍趁勢發起襲擊，光是在80號公路上就擊毀了1400-2000台車輛。 <text:line-break/><text:line-break/>這場襲擊引起了軒然大波。在美軍摧毀的車輛裡，除了坦克和裝甲車，還有不少民用的豐田、大眾和摩托車。這是因為在伊拉克軍隊撤退的時候，有大量科威特和巴勒斯坦難民同行。 <text:line-break/>襲擊現場慘不忍睹，「死亡公路」也因此得名。部分照片和畫面由於太過慘烈，甚至媒體都達成了不予公開的共識。一開始，美軍高層還試圖為襲擊辯護，但是隨著平民死亡的證據越來越多，這些辯護只能越描越黑。迫於壓力，時任總統喬治‧布什宣佈停火，草草結束了戰爭。 <text:line-break/>這麼一對比，《現代戰爭》裡的「死亡公路」不但用了海灣戰爭「死亡公路」的名字，甚至連劇情都原樣照抄，只是把戰爭犯罪掉了個頭安在了俄羅斯的頭上。而現實中造成「死亡公路」慘劇的英美軍隊，在遊戲裡依然大體是代表正義的一方，確實有點諷刺。 <text:line-break/>這下可把俄羅斯玩家們氣壞了，紛紛到社群媒體上表達不滿：平時給我們安一些莫須有的罪名也就算了，你們自己幹過的破事還要隔空甩到我們頭上，也有點太那啥了。 <text:line-break/><text:line-break/>對此，《現代戰爭》的劇情總監則是這麼回應的：遊戲完全是虛構的，是從過去50年的全球各地的戰爭裡面尋求的靈感，沒有特別針對哪一起事件。另外，遊戲裡，美軍也有壞人，俄羅斯也有英雄，他們沒有故意抹黑俄羅斯的意圖。 <text:line-break/>這話看起來挺有道理，但是仔細一想又不太對勁。真要是「不打算針對誰」的話，為什麼不索性把整個背景設定都改成架空的，別讓真實存在的國家參戰呢？當然這麼論下去，就要涉及到很多和創作自由相關，扯不清的問題了。 <text:line-break/><text:line-break/></text:p>
      <text:p text:style-name="P2">李宣樂   |  2019.11.07 17:08   |   <text:a xlink:type="simple" xlink:href="http://palinfo.habago.org/Entry?Command=Information_PrintForum&amp;iPage=1#FORUM38055"><text:span text:style-name="T1">#</text:span></text:a></text:p>
      <text:p text:style-name="P3">陳真醫師您好 <text:line-break/><text:line-break/>在版上看文多年了，基於您曾說的"臭味相投"，有時看著看著眼淚便潺潺而下，總有想說點什麼的時候，可是又深怕多說點什麼只是顯得自己貧乏無知，於是又趕緊收手。對於冒犯一事請不要介意，看完心得我是有所收穫的。祝福平安</text:p>
      <text:p text:style-name="P2">陳真   |  2019.11.07 02:13   |   <text:a xlink:type="simple" xlink:href="http://palinfo.habago.org/Entry?Command=Information_PrintForum&amp;iPage=1#FORUM38054"><text:span text:style-name="T1">#</text:span></text:a></text:p>
      <text:p text:style-name="P4">宣樂你好， <text:line-break/><text:line-break/>對不起，希望我對你提起的那部電影的想法，不會讓你或讓任何人感到冒犯。我最怕人家問我意見，因為我的意見通常不受歡迎，因此常使我感到為難，不知該說實話或說場面話。 <text:line-break/><text:line-break/>其實，我反倒很納悶怎麼會有人喜歡那樣一部片 ("小丑")？多麼可笑膚淺的理解方式不是嗎？"邊緣人" 怎麼會那樣囂張跋扈？怎麼會那樣脆弱？邊緣人是像我這樣才對：小心翼翼，夾著尾巴做人，儘可能把自己的需求減到最少，儘可能不去麻煩大家，連呼吸都深怕打擾了這個世界。 <text:line-break/><text:line-break/>平常連點餐、買票、搭車、生病找醫生等等等，每個環節我都怕；連面對服務生我都很緊張，連跟服務生多要一根湯匙的膽量我也沒有。學姊可作證，她常說 "你連去跟服務生多要一根吸管也不敢？" 可我就是不敢 (她其實也不敢，所以我們常會互相推來推去，無人敢出面)。為什麼呢？因為我總覺得自己卑微到當我提出 "多要一根湯匙或吸管" 的要求時，我會覺得很不安。 <text:line-break/><text:line-break/>流浪狗如果會說話，一定會對我所言大表認同，因為牠們就是我，我就是牠們。 <text:line-break/><text:line-break/>邊緣人更不可能像電影演的那麼脆弱，被人羞辱幾句就崩潰，就要殺人、使性子，那我豈不是得毀滅宇宙才能甘心了。那樣一種驕縱，應該是公子哥兒或小公主的習性吧，怎麼會是邊緣人？邊緣人即便被人打罵羞辱得全身是傷，也只會躲入洞穴，午夜夢迴暗自療傷止痛。 <text:line-break/><text:line-break/>看過流浪狗吧，常被人欺負，牠會因此耍性子嗎？當然不會。有時夜裏看完診，下了班，夜深人靜，看到醫院附近草叢裏或垃圾堆旁蜷著身子休息的流浪狗的背影，我心裏都特別感動，很寧靜，很無辜；若是冬天或下雨天，你還會看到牠們睡覺休息時身子冷得微微顫抖。 <text:line-break/><text:line-break/>甘地說得對，"有多少無辜，就有多少力量"。我並不看輕自己，也不看輕自己的同類，其實我是完全肯定這樣一種力量的。說起來，這又是另一回事了。 <text:line-break/><text:line-break/>不過，一部電影之理解深度，畢竟跟道德正不正確無關，而是跟美不美有關；"小丑" 這片，在我看來毫無美感可言。 <text:line-break/><text:line-break/>我不認為藝術必須是道德的，但它終究必須是美麗的、動人的。當然，我也不會說它是爛片；它當然不是那種好萊塢式的超級賣座科技大爛片。"小丑" 不爛，只是空有形式與技術，卻無內涵，就跟塑膠花一樣，空洞蒼白，你根本不會想靠近它。 <text:line-break/><text:line-break/>藝術無關道德。比方說，我非常喜歡蘇古諾夫的 "The Sun"，百看不厭。它是在描寫日本裕仁天皇。天皇是個戰爭罪犯，但他依舊是個 "人"。"The Sun" 與其說是在描寫天皇，不如說它是在描寫所有人的存在處境，理解之細膩與悲憫，能讓人悲從中來。</text:p>
      <text:p text:style-name="P2">李宣樂   |  2019.11.06 16:35   |   <text:a xlink:type="simple" xlink:href="http://palinfo.habago.org/Entry?Command=Information_PrintForum&amp;iPage=1#FORUM38053"><text:span text:style-name="T1">#</text:span></text:a></text:p>
      <text:p text:style-name="P3">陳真醫師您好，不好意思因為自己的猶豫不決現在才回覆留言。知道陳真醫師十分忙碌，能看到您寫的觀影心得很感謝。看完後內心也有所收穫，再次謝謝！</text:p>
      <text:p text:style-name="P2">陳真   |  2019.11.06 00:45   |   <text:a xlink:type="simple" xlink:href="http://palinfo.habago.org/Entry?Command=Information_PrintForum&amp;iPage=1#FORUM38052"><text:span text:style-name="T1">#</text:span></text:a></text:p>
      <text:p text:style-name="P3">(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2">陳真   |  2019.11.05 20:27   |   <text:a xlink:type="simple" xlink:href="http://palinfo.habago.org/Entry?Command=Information_PrintForum&amp;iPage=1#FORUM38051"><text:span text:style-name="T1">#</text:span></text:a></text:p>
      <text:p text:style-name="P4">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2">陳真   |  2019.11.05 11:21   |   <text:a xlink:type="simple" xlink:href="http://palinfo.habago.org/Entry?Command=Information_PrintForum&amp;iPage=1#FORUM38050"><text:span text:style-name="T1">#</text:span></text:a></text:p>
      <text:p text:style-name="P3">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2">陳真   |  2019.11.05 01:17   |   <text:a xlink:type="simple" xlink:href="http://palinfo.habago.org/Entry?Command=Information_PrintForum&amp;iPage=1#FORUM38049"><text:span text:style-name="T1">#</text:span></text:a></text:p>
      <text:p text:style-name="P4">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2">吳聲志   |  2019.11.04 23:31   |   <text:a xlink:type="simple" xlink:href="http://palinfo.habago.org/Entry?Command=Information_PrintForum&amp;iPage=1#FORUM38048"><text:span text:style-name="T1">#</text:span></text:a></text:p>
      <text:p text:style-name="P3">周六靜站，我站在AIT斜對面的大街上， <text:line-break/>戴著聲援阿桑吉的牌子，抬頭剛好就是美國國旗， <text:line-break/>心裡覺得悶悶的，沒有其他特別的想法， <text:line-break/>不知不覺就過了兩小時。 <text:line-break/>聲志</text:p>
      <text:p text:style-name="P2">世主   |  2019.11.04 01:12   |   <text:a xlink:type="simple" xlink:href="http://palinfo.habago.org/Entry?Command=Information_PrintForum&amp;iPage=1#FORUM38047"><text:span text:style-name="T1">#</text:span></text:a></text:p>
      <text:p text:style-name="P4">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2">王修亮   |  2019.11.03 23:03   |   <text:a xlink:type="simple" xlink:href="http://palinfo.habago.org/Entry?Command=Information_PrintForum&amp;iPage=1#FORUM38046"><text:span text:style-name="T1">#</text:span></text:a></text:p>
      <text:p text:style-name="P3">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2">陳真   |  2019.11.03 21:59   |   <text:a xlink:type="simple" xlink:href="http://palinfo.habago.org/Entry?Command=Information_PrintForum&amp;iPage=1#FORUM38045"><text:span text:style-name="T1">#</text:span></text:a></text:p>
      <text:p text:style-name="P4">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2">不笑生   |  2019.11.03 11:05   |   <text:a xlink:type="simple" xlink:href="http://palinfo.habago.org/Entry?Command=Information_PrintForum&amp;iPage=1#FORUM38044"><text:span text:style-name="T1">#</text:span></text:a></text:p>
      <text:p text:style-name="P3">最近有一部講述街頭運動的紀錄片要上映了，主角是曾心儀和康惟壤 <text:line-break/>這部片叫做狂飆一夢 </text:p>
      <text:p text:style-name="P2">陳真   |  2019.11.03 02:44   |   <text:a xlink:type="simple" xlink:href="http://palinfo.habago.org/Entry?Command=Information_PrintForum&amp;iPage=1#FORUM38043"><text:span text:style-name="T1">#</text:span></text:a></text:p>
      <text:p text:style-name="P4">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